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>
      <style:text-properties style:font-name="Cambria" style:font-name-asian="Times New Roman2" style:font-name-complex="Times New Roman2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P11" style:family="paragraph" style:parent-style-name="Text_20_body">
      <style:text-properties style:font-name="Cambria" fo:font-weight="bold" style:font-weight-asian="bold" style:font-weight-complex="bold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Heading_20_1">
      <style:text-properties style:font-name="Cambria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language="en" fo:country="US" style:font-name-asian="Times New Roman2" style:font-name-complex="Times New Roman2"/>
    </style:style>
    <style:style style:name="T6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style:font-name-asian="Times New Roman3" style:font-name-complex="Times New Roman3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97.png" xlink:type="simple" xlink:show="embed" xlink:actuate="onLoad"/></draw:frame></text:p>
          </table:table-cell>
          <table:table-cell table:style-name="Table1.B1" office:value-type="string">
            <text:h text:style-name="P13" text:outline-level="1">Ключ управляемый нормально замкнутый тип 3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8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3.889cm" draw:z-index="1"><draw:image xlink:href="../images/009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10"><draw:frame draw:style-name="fr4" draw:name="Object3" text:anchor-type="as-char" svg:width="9.021cm" svg:height="2.68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7"><text:span text:style-name="T4">где </text:span><text:span text:style-name="T7">x₁(t), x₂(t) </text:span><text:span text:style-name="T4">— входные сигналы блока </text:span><text:span text:style-name="T5">(</text:span><text:span text:style-name="T4">или векторы сигналов), </text:span><text:span text:style-name="T7">y₁(t), y₂(t) </text:span><text:span text:style-name="T4">— выходные сигналы блока (или векторы сигналов).</text:span></text:p>
            <text:p text:style-name="P7"><text:span text:style-name="T1">Управляющий сигнал входит в блок </text:span><text:span text:style-name="T2">сверху</text:span><text:span text:style-name="T3">. В процессе расчета изображение блока меняется, в зависимости от наличия управляющего сигнала: в нормальном положении ключ </text:span><text:span text:style-name="T2">замкнут</text:span><text:span text:style-name="T6">,</text:span><text:span text:style-name="T3"> при подаче управляющего сигнала ключ </text:span><text:span text:style-name="T2">разомкнут</text:span><text:span text:style-name="T3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5"><draw:frame draw:style-name="fr3" draw:name="Графический объект3" text:anchor-type="as-char" svg:width="6.77cm" svg:height="2.799cm" draw:z-index="3"><draw:image xlink:href="../images/0097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5"><draw:frame draw:style-name="fr2" draw:name="Графический объект4" text:anchor-type="as-char" svg:width="6.75cm" svg:height="2.78cm" draw:z-index="4"><draw:image xlink:href="../images/0097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6">Управляющий = 0</text:p>
                </table:table-cell>
                <table:table-cell table:style-name="Таблица1.A1" office:value-type="string">
                  <text:p text:style-name="P6">Управляющий = 1</text:p>
                </table:table-cell>
              </table:table-row>
            </table:table>
            <text:p text:style-name="P7"><text:span text:style-name="T4">Блок представляет собой субмодель (сборку). Для того чтобы посмотреть структуру алгоритма – нажмите правой кнопкой «Действия» </text:span><text:span text:style-name="T8">→</text:span><text:span text:style-name="T4"> «Войти в субмодель».</text:span></text:p>
            <text:p text:style-name="P7"><text:span text:style-name="T2">Свойства</text:span><text:span text:style-name="T1">:</text:span><text:span text:style-name="T3"> для работы блока свойства задавать не требуется.</text:span></text:p>
            <text:p text:style-name="P11">Примечание:</text:p>
            <text:list xml:id="list4373433758858030385" text:style-name="L1">
              <text:list-item>
                <text:p text:style-name="P12">По умолчанию блок формирует <text:span text:style-name="T9">скалярный</text:span> выходной сигнал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3</dc:title>
    <dc:date>2014-12-16T12:16:12.30</dc:date>
    <meta:generator>OpenOffice/4.1.1$Win32 OpenOffice.org_project/411m6$Build-9775</meta:generator>
    <meta:editing-duration>PT1H24M45S</meta:editing-duration>
    <meta:editing-cycles>32</meta:editing-cycles>
    <meta:document-statistic meta:table-count="2" meta:image-count="4" meta:object-count="1" meta:page-count="1" meta:paragraph-count="18" meta:word-count="121" meta:character-count="788"/>
  </office:meta>
</office:document-meta>
</file>

<file path=Object 3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x_1(t),    ~ если ~ Управляющий(t) = 0; #
alignl 0, ~ если ~ Управляющий(t) = 1;}  right none
newline
y_2(t) = left lbrace stack{
alignl x_2(t),    ~ если ~ Управляющий(t) = 0; #
alignl 0, ~ если ~ Управляющий(t) = 1;}  right none
</annotation>
  </semantics>
</math>
</file>